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66ccff" draw:textarea-horizontal-align="justify" draw:textarea-vertical-align="middle" draw:auto-grow-height="false" fo:min-height="0.862cm" fo:min-width="4.177cm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0.862cm" fo:min-width="1.869cm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0.862cm" fo:min-width="2.28cm"/>
    </style:style>
    <style:style style:name="gr5" style:family="graphic" style:parent-style-name="standard">
      <style:graphic-properties draw:fill-color="#66ccff" draw:textarea-horizontal-align="justify" draw:textarea-vertical-align="middle" draw:auto-grow-height="false" fo:min-height="0.862cm" fo:min-width="2.481cm"/>
    </style:style>
    <style:style style:name="gr6" style:family="graphic" style:parent-style-name="standard">
      <style:graphic-properties draw:fill-color="#66ccff" draw:textarea-horizontal-align="justify" draw:textarea-vertical-align="middle" draw:auto-grow-height="false" fo:min-height="0.862cm" fo:min-width="3.284cm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0.862cm" fo:min-width="2.051cm"/>
    </style:style>
    <style:style style:name="gr8" style:family="graphic" style:parent-style-name="standard">
      <style:graphic-properties draw:fill-color="#66ccff" draw:textarea-horizontal-align="justify" draw:textarea-vertical-align="middle" draw:auto-grow-height="false" fo:min-height="0.927cm" fo:min-width="3.302cm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0.927cm" fo:min-width="5.8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.1000003814697pt"/>
    </style:style>
    <style:style style:name="P3" style:family="paragraph">
      <loext:graphic-properties draw:fill-color="#66ccff"/>
      <style:paragraph-properties fo:text-align="center"/>
      <style:text-properties fo:font-size="12.1000003814697pt" fo:font-weight="normal" style:font-weight-asian="normal" style:font-weight-complex="normal"/>
    </style:style>
    <style:style style:name="P4" style:family="paragraph">
      <loext:graphic-properties draw:fill-color="#66ccff"/>
      <style:paragraph-properties fo:text-align="center"/>
      <style:text-properties fo:font-size="12.1000003814697pt" fo:font-weight="normal"/>
    </style:style>
    <style:style style:name="P5" style:family="paragraph">
      <loext:graphic-properties draw:fill-color="#66ccff"/>
      <style:paragraph-properties fo:text-align="center"/>
      <style:text-properties fo:font-size="12.1000003814697pt"/>
    </style:style>
    <style:style style:name="P6" style:family="paragraph">
      <loext:graphic-properties draw:fill-color="#ffcc00"/>
      <style:paragraph-properties fo:text-align="center"/>
      <style:text-properties fo:font-size="12.1000003814697pt" fo:font-weight="bold"/>
    </style:style>
    <style:style style:name="T1" style:family="text">
      <style:text-properties fo:font-size="12.3000001907349pt" fo:font-weight="normal" style:font-weight-asian="normal" style:font-weight-complex="normal"/>
    </style:style>
    <style:style style:name="T2" style:family="text">
      <style:text-properties fo:font-size="12.3000001907349pt" fo:font-weight="normal"/>
    </style:style>
    <style:style style:name="T3" style:family="text">
      <style:text-properties fo:font-size="12.3000001907349pt" fo:font-weight="normal" style:font-weight-asian="bold" style:font-weight-complex="bold"/>
    </style:style>
    <style:style style:name="T4" style:family="text">
      <style:text-properties fo:font-size="12.3000001907349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8.791cm" svg:y1="2.689cm" svg:x2="4.691cm" svg:y2="4.389cm">
          <text:p/>
        </draw:line>
        <draw:line draw:style-name="gr1" draw:text-style-name="P1" draw:layer="layout" svg:x1="8.792cm" svg:y1="2.689cm" svg:x2="8.8cm" svg:y2="4.4cm">
          <text:p/>
        </draw:line>
        <draw:line draw:style-name="gr1" draw:text-style-name="P1" draw:layer="layout" svg:x1="8.793cm" svg:y1="2.689cm" svg:x2="2.993cm" svg:y2="6.189cm">
          <text:p/>
        </draw:line>
        <draw:line draw:style-name="gr1" draw:text-style-name="P1" draw:layer="layout" svg:x1="8.79cm" svg:y1="2.689cm" svg:x2="6.99cm" svg:y2="6.189cm">
          <text:p/>
        </draw:line>
        <draw:line draw:style-name="gr1" draw:text-style-name="P1" draw:layer="layout" svg:x1="8.793cm" svg:y1="2.689cm" svg:x2="10.693cm" svg:y2="6.189cm">
          <text:p/>
        </draw:line>
        <draw:line draw:style-name="gr1" draw:text-style-name="P1" draw:layer="layout" svg:x1="8.793cm" svg:y1="2.689cm" svg:x2="13.2cm" svg:y2="4.4cm">
          <text:p/>
        </draw:line>
        <draw:line draw:style-name="gr1" draw:text-style-name="P1" draw:layer="layout" svg:x1="8.793cm" svg:y1="2.689cm" svg:x2="14.6cm" svg:y2="6.2cm">
          <text:p/>
        </draw:line>
        <draw:custom-shape draw:style-name="gr2" draw:text-style-name="P3" draw:layer="layout" svg:width="4.797cm" svg:height="1.232cm" svg:x="1.994cm" svg:y="4.394cm">
          <text:p text:style-name="P2"><text:span text:style-name="T1">1.Gestión del proyec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489cm" svg:height="1.232cm" svg:x="1.006cm" svg:y="6.196cm">
          <text:p text:style-name="P2"><text:span text:style-name="T2">4.Diseñ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9cm" svg:height="1.232cm" svg:x="7.8cm" svg:y="4.4cm">
          <text:p text:style-name="P2"><text:span text:style-name="T2">2.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101cm" svg:height="1.232cm" svg:x="11.8cm" svg:y="4.4cm">
          <text:p text:style-name="P2"><text:span text:style-name="T1">3.Prototip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904cm" svg:height="1.232cm" svg:x="4.689cm" svg:y="6.161cm">
          <text:p text:style-name="P2"><text:span text:style-name="T3">5.Codific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.671cm" svg:height="1.232cm" svg:x="9.391cm" svg:y="6.196cm">
          <text:p text:style-name="P2"><text:span text:style-name="T2">6.Prueb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928cm" svg:height="1.303cm" svg:x="12.772cm" svg:y="6.197cm">
          <text:p text:style-name="P2"><text:span text:style-name="T1">7.Document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6.481cm" svg:height="1.303cm" svg:x="5.791cm" svg:y="2.092cm">
          <text:p text:style-name="P2"><text:span text:style-name="T4">Proyec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20:59:55.303254312</meta:creation-date>
    <dc:date>2017-01-09T14:07:17.059238596</dc:date>
    <meta:editing-duration>PT9M39S</meta:editing-duration>
    <meta:editing-cycles>3</meta:editing-cycles>
    <meta:generator>LibreOffice/5.2.4.2.1$Linux_X86_64 LibreOffice_project/20m0$Build-2</meta:generator>
    <meta:document-statistic meta:object-count="15"/>
  </office:meta>
</office:document-meta>
</file>